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49cm" svg:stroke-color="#000000" draw:marker-start-width="0.199cm" draw:marker-end="Symmetric_20_Arrow" draw:marker-end-width="0.199cm" draw:fill="none" draw:fill-color="#ffffff" fo:min-height="0.598cm"/>
    </style:style>
    <style:style style:name="gr2" style:family="graphic" style:parent-style-name="standard">
      <style:graphic-properties svg:stroke-width="0.049cm" draw:marker-start-width="0.199cm" draw:marker-end="Symmetric_20_Arrow" draw:marker-end-width="0.199cm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standard">
      <style:graphic-properties svg:stroke-width="0.049cm" draw:marker-start-width="0.199cm" draw:marker-end="Symmetric_20_Arrow" draw:marker-end-width="0.199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svg:stroke-width="0.05cm" draw:marker-start-width="0.2cm" draw:marker-end="Symmetric_20_Arrow" draw:marker-end-width="0.2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09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start-width="0.1cm" draw:marker-end="Line_20_Arrow" draw:marker-end-width="0.2cm" draw:marker-end-center="true" draw:stroke-linejoin="none" draw:textarea-horizontal-align="center" draw:textarea-vertical-align="middle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fo:font-style="italic" style:font-style-asian="italic" style:font-style-complex="italic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text-align="end"/>
      <style:text-properties fo:font-size="12pt" fo:font-style="italic" style:font-style-asian="italic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family="Arial" style:font-style-name="Standard" style:font-family-generic="swiss" style:font-pitch="variable" fo:font-size="10pt" style:font-family-asian="Arial" style:font-style-name-asian="Standard" style:font-family-generic-asian="swiss" style:font-pitch-asian="variable" style:font-size-asian="10pt" style:font-family-complex="Arial" style:font-style-name-complex="Standard" style:font-family-generic-complex="swiss" style:font-pitch-complex="variable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2.982cm" svg:height="0.848cm" svg:x="8.048cm" svg:y="7.973cm">
            <draw:text-box>
              <text:p text:style-name="P1"><text:span text:style-name="T1">prepared</text:span></text:p>
            </draw:text-box>
          </draw:frame>
          <draw:ellipse draw:style-name="gr2" draw:text-style-name="P2" draw:layer="layout" svg:width="2.984cm" svg:height="1.5cm" svg:x="8.046cm" svg:y="7.472cm">
            <text:p text:style-name="P3"/>
          </draw:ellipse>
        </draw:g>
        <draw:g>
          <draw:frame draw:style-name="gr1" draw:text-style-name="P2" draw:layer="layout" svg:width="2.981cm" svg:height="0.848cm" svg:x="4.54cm" svg:y="10.002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4.539cm" svg:y="9.501cm">
            <text:p text:style-name="P3"/>
          </draw:ellipse>
        </draw:g>
        <draw:g>
          <draw:frame draw:style-name="gr1" draw:text-style-name="P2" draw:layer="layout" svg:width="2.982cm" svg:height="0.848cm" svg:x="8.077cm" svg:y="1.972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8.075cm" svg:y="1.471cm">
            <text:p text:style-name="P3"/>
          </draw:ellipse>
        </draw:g>
        <draw:g>
          <draw:frame draw:style-name="gr1" draw:text-style-name="P2" draw:layer="layout" svg:width="2.982cm" svg:height="0.848cm" svg:x="11.85cm" svg:y="9.973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11.848cm" svg:y="9.472cm">
            <text:p text:style-name="P3"/>
          </draw:ellipse>
        </draw:g>
        <draw:g>
          <draw:frame draw:style-name="gr1" draw:text-style-name="P2" draw:layer="layout" svg:width="2.981cm" svg:height="0.848cm" svg:x="8.19cm" svg:y="12.28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8.189cm" svg:y="11.779cm">
            <text:p text:style-name="P3"/>
          </draw:ellipse>
        </draw:g>
        <draw:line draw:style-name="gr3" draw:text-style-name="P2" draw:layer="layout" svg:x1="9.567cm" svg:y1="2.971cm" svg:x2="9.565cm" svg:y2="4.473cm">
          <text:p text:style-name="P3"/>
        </draw:line>
        <draw:line draw:style-name="gr3" draw:text-style-name="P2" draw:layer="layout" svg:x1="8.103cm" svg:y1="8.379cm" svg:x2="6.527cm" svg:y2="9.501cm">
          <text:p text:style-name="P3"/>
        </draw:line>
        <draw:line draw:style-name="gr3" draw:text-style-name="P2" draw:layer="layout" svg:x1="10.911cm" svg:y1="8.53cm" svg:x2="12.899cm" svg:y2="9.53cm">
          <text:p text:style-name="P3"/>
        </draw:line>
        <draw:line draw:style-name="gr3" draw:text-style-name="P2" draw:layer="layout" svg:x1="13.339cm" svg:y1="10.971cm" svg:x2="11.073cm" svg:y2="12.176cm">
          <text:p text:style-name="P3"/>
        </draw:line>
        <draw:line draw:style-name="gr3" draw:text-style-name="P2" draw:layer="layout" svg:x1="6.029cm" svg:y1="11cm" svg:x2="8.378cm" svg:y2="12.004cm">
          <text:p text:style-name="P3"/>
        </draw:line>
        <draw:rect draw:style-name="gr2" draw:text-style-name="P2" draw:layer="layout" svg:width="15.904cm" svg:height="13.729cm" svg:x="1.47cm" svg:y="1cm">
          <text:p text:style-name="P3"/>
        </draw:rect>
        <draw:frame draw:style-name="gr1" draw:text-style-name="P4" draw:layer="layout" svg:width="4.971cm" svg:height="0.848cm" svg:x="9.598cm" svg:y="6.27cm">
          <draw:text-box>
            <text:p text:style-name="P3"><text:span text:style-name="T2">[ prepare votes YES ]</text:span></text:p>
          </draw:text-box>
        </draw:frame>
        <draw:frame draw:style-name="gr1" draw:text-style-name="P4" draw:layer="layout" svg:width="2.982cm" svg:height="0.848cm" svg:x="11.438cm" svg:y="8.177cm">
          <draw:text-box>
            <text:p text:style-name="P3"><text:span text:style-name="T2">call commit</text:span></text:p>
          </draw:text-box>
        </draw:frame>
        <draw:frame draw:style-name="gr1" draw:text-style-name="P4" draw:layer="layout" svg:width="3.48cm" svg:height="0.848cm" svg:x="12.533cm" svg:y="11.463cm">
          <draw:text-box>
            <text:p text:style-name="P3"><text:span text:style-name="T2">execute commit</text:span></text:p>
          </draw:text-box>
        </draw:frame>
        <draw:frame draw:style-name="gr1" draw:text-style-name="P6" draw:layer="layout" svg:width="3.975cm" svg:height="0.848cm" svg:x="3.399cm" svg:y="11.494cm">
          <draw:text-box>
            <text:p text:style-name="P5"><text:span text:style-name="T2">execute abort</text:span></text:p>
          </draw:text-box>
        </draw:frame>
        <draw:frame draw:style-name="gr1" draw:text-style-name="P4" draw:layer="layout" svg:width="4.971cm" svg:height="0.848cm" svg:x="1.469cm" svg:y="6.356cm">
          <draw:text-box>
            <text:p text:style-name="P3"><text:span text:style-name="T2">[ prepare votes NO ]</text:span></text:p>
          </draw:text-box>
        </draw:frame>
        <draw:polyline draw:style-name="gr4" draw:text-style-name="P7" draw:layer="layout" svg:width="2.669cm" svg:height="4.409cm" svg:x="5.548cm" svg:y="5.086cm" svg:viewBox="0 0 2670 4410" draw:points="2670,0 0,551 0,4410">
          <text:p text:style-name="P3"/>
        </draw:polyline>
        <draw:frame draw:style-name="gr1" draw:text-style-name="P4" draw:layer="layout" svg:width="2.984cm" svg:height="0.848cm" svg:x="5.543cm" svg:y="8.102cm">
          <draw:text-box>
            <text:p text:style-name="P3"><text:span text:style-name="T2">call abort</text:span></text:p>
          </draw:text-box>
        </draw:frame>
        <draw:g>
          <draw:frame draw:style-name="gr1" draw:text-style-name="P2" draw:layer="layout" svg:width="2.981cm" svg:height="0.848cm" svg:x="8.196cm" svg:y="4.941cm">
            <draw:text-box>
              <text:p text:style-name="P1"><text:span text:style-name="T1">preparing</text:span></text:p>
            </draw:text-box>
          </draw:frame>
          <draw:ellipse draw:style-name="gr2" draw:text-style-name="P2" draw:layer="layout" svg:width="2.983cm" svg:height="1.5cm" svg:x="8.194cm" svg:y="4.44cm">
            <text:p text:style-name="P3"/>
          </draw:ellipse>
        </draw:g>
        <draw:line draw:style-name="gr3" draw:text-style-name="P2" draw:layer="layout" svg:x1="9.596cm" svg:y1="5.94cm" svg:x2="9.594cm" svg:y2="7.442cm">
          <text:p text:style-name="P3"/>
        </draw:line>
      </draw:page>
      <draw:page draw:name="page2" draw:style-name="dp1" draw:master-page-name="Default">
        <office:forms form:automatic-focus="false" form:apply-design-mode="false"/>
        <draw:g>
          <draw:frame draw:style-name="gr1" draw:text-style-name="P2" draw:layer="layout" svg:width="2.981cm" svg:height="0.848cm" svg:x="4.1cm" svg:y="4.908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4.099cm" svg:y="4.407cm">
            <text:p text:style-name="P3"/>
          </draw:ellipse>
        </draw:g>
        <draw:g>
          <draw:frame draw:style-name="gr1" draw:text-style-name="P2" draw:layer="layout" svg:width="2.982cm" svg:height="0.848cm" svg:x="8.078cm" svg:y="1.973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8.076cm" svg:y="1.472cm">
            <text:p text:style-name="P3"/>
          </draw:ellipse>
        </draw:g>
        <draw:g>
          <draw:frame draw:style-name="gr1" draw:text-style-name="P2" draw:layer="layout" svg:width="2.982cm" svg:height="0.848cm" svg:x="12.316cm" svg:y="4.806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12.314cm" svg:y="4.305cm">
            <text:p text:style-name="P3"/>
          </draw:ellipse>
        </draw:g>
        <draw:g>
          <draw:frame draw:style-name="gr1" draw:text-style-name="P2" draw:layer="layout" svg:width="2.981cm" svg:height="0.848cm" svg:x="7.849cm" svg:y="7.137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7.848cm" svg:y="6.636cm">
            <text:p text:style-name="P3"/>
          </draw:ellipse>
        </draw:g>
        <draw:line draw:style-name="gr3" draw:text-style-name="P2" draw:layer="layout" svg:x1="13.462cm" svg:y1="5.755cm" svg:x2="10.73cm" svg:y2="7.007cm">
          <text:p text:style-name="P3"/>
        </draw:line>
        <draw:line draw:style-name="gr3" draw:text-style-name="P2" draw:layer="layout" svg:x1="5.589cm" svg:y1="5.906cm" svg:x2="7.986cm" svg:y2="7.055cm">
          <text:p text:style-name="P3"/>
        </draw:line>
        <draw:rect draw:style-name="gr2" draw:text-style-name="P2" draw:layer="layout" svg:width="14.184cm" svg:height="7.916cm" svg:x="2.646cm" svg:y="1.001cm">
          <text:p text:style-name="P3"/>
        </draw:rect>
        <draw:frame draw:style-name="gr1" draw:text-style-name="P4" draw:layer="layout" svg:width="2.982cm" svg:height="0.848cm" svg:x="13.667cm" svg:y="2.887cm">
          <draw:text-box>
            <text:p text:style-name="P3"><text:span text:style-name="T2">call commit</text:span></text:p>
          </draw:text-box>
        </draw:frame>
        <draw:frame draw:style-name="gr1" draw:text-style-name="P4" draw:layer="layout" svg:width="3.48cm" svg:height="0.848cm" svg:x="12.313cm" svg:y="6.271cm">
          <draw:text-box>
            <text:p text:style-name="P3"><text:span text:style-name="T2">execute commit</text:span></text:p>
          </draw:text-box>
        </draw:frame>
        <draw:frame draw:style-name="gr1" draw:text-style-name="P6" draw:layer="layout" svg:width="3.975cm" svg:height="0.848cm" svg:x="2.788cm" svg:y="6.301cm">
          <draw:text-box>
            <text:p text:style-name="P5"><text:span text:style-name="T2">execute abort</text:span></text:p>
          </draw:text-box>
        </draw:frame>
        <draw:polyline draw:style-name="gr4" draw:text-style-name="P7" draw:layer="layout" svg:width="2.547cm" svg:height="2.155cm" svg:x="5.536cm" svg:y="2.254cm" svg:viewBox="0 0 2548 2156" draw:points="2548,0 0,269 0,2156">
          <text:p text:style-name="P3"/>
        </draw:polyline>
        <draw:frame draw:style-name="gr1" draw:text-style-name="P4" draw:layer="layout" svg:width="2.984cm" svg:height="0.848cm" svg:x="3.46cm" svg:y="2.936cm">
          <draw:text-box>
            <text:p text:style-name="P3"><text:span text:style-name="T2">call abort</text:span></text:p>
          </draw:text-box>
        </draw:frame>
        <draw:polyline draw:style-name="gr4" draw:text-style-name="P7" draw:layer="layout" svg:width="2.547cm" svg:height="2.032cm" svg:x="11.123cm" svg:y="2.255cm" svg:viewBox="0 0 2548 2033" draw:points="0,0 2548,254 2548,2033">
          <text:p text:style-name="P3"/>
        </draw:polyline>
        <draw:g>
          <draw:frame draw:style-name="gr1" draw:text-style-name="P8" draw:layer="layout" svg:width="2.982cm" svg:height="0.848cm" svg:x="6.653cm" svg:y="21.497cm">
            <draw:text-box>
              <text:p text:style-name="P1"><text:span text:style-name="T1">prepared</text:span></text:p>
            </draw:text-box>
          </draw:frame>
          <draw:ellipse draw:style-name="gr2" draw:text-style-name="P2" draw:layer="layout" svg:width="2.984cm" svg:height="1.5cm" svg:x="6.651cm" svg:y="20.996cm">
            <text:p text:style-name="P3"/>
          </draw:ellipse>
        </draw:g>
        <draw:g>
          <draw:frame draw:style-name="gr1" draw:text-style-name="P2" draw:layer="layout" svg:width="2.981cm" svg:height="0.848cm" svg:x="3.145cm" svg:y="23.526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3.144cm" svg:y="23.025cm">
            <text:p text:style-name="P3"/>
          </draw:ellipse>
        </draw:g>
        <draw:g>
          <draw:frame draw:style-name="gr1" draw:text-style-name="P2" draw:layer="layout" svg:width="2.982cm" svg:height="0.848cm" svg:x="6.633cm" svg:y="15.447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6.631cm" svg:y="14.946cm">
            <text:p text:style-name="P3"/>
          </draw:ellipse>
        </draw:g>
        <draw:g>
          <draw:frame draw:style-name="gr1" draw:text-style-name="P8" draw:layer="layout" svg:width="2.982cm" svg:height="0.848cm" svg:x="10.455cm" svg:y="23.497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10.453cm" svg:y="22.996cm">
            <text:p text:style-name="P3"/>
          </draw:ellipse>
        </draw:g>
        <draw:g>
          <draw:frame draw:style-name="gr1" draw:text-style-name="P2" draw:layer="layout" svg:width="2.981cm" svg:height="0.848cm" svg:x="6.624cm" svg:y="26.147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6.623cm" svg:y="25.646cm">
            <text:p text:style-name="P3"/>
          </draw:ellipse>
        </draw:g>
        <draw:line draw:style-name="gr3" draw:text-style-name="P2" draw:layer="layout" svg:x1="8.158cm" svg:y1="16.414cm" svg:x2="8.17cm" svg:y2="17.997cm">
          <text:p text:style-name="P3"/>
        </draw:line>
        <draw:line draw:style-name="gr3" draw:text-style-name="P2" draw:layer="layout" svg:x1="6.708cm" svg:y1="21.903cm" svg:x2="5.132cm" svg:y2="23.025cm">
          <text:p text:style-name="P3"/>
        </draw:line>
        <draw:line draw:style-name="gr3" draw:text-style-name="P2" draw:layer="layout" svg:x1="9.516cm" svg:y1="22.054cm" svg:x2="11.392cm" svg:y2="22.98cm">
          <text:p text:style-name="P3"/>
        </draw:line>
        <draw:line draw:style-name="gr3" draw:text-style-name="P2" draw:layer="layout" svg:x1="11.944cm" svg:y1="24.495cm" svg:x2="9.481cm" svg:y2="26.042cm">
          <text:p text:style-name="P3"/>
        </draw:line>
        <draw:line draw:style-name="gr3" draw:text-style-name="P2" draw:layer="layout" svg:x1="4.634cm" svg:y1="24.524cm" svg:x2="6.884cm" svg:y2="25.944cm">
          <text:p text:style-name="P3"/>
        </draw:line>
        <draw:rect draw:style-name="gr2" draw:text-style-name="P2" draw:layer="layout" svg:width="15.904cm" svg:height="15.81cm" svg:x="1.643cm" svg:y="12.443cm">
          <text:p text:style-name="P3"/>
        </draw:rect>
        <draw:polyline draw:style-name="gr4" draw:text-style-name="P7" draw:layer="layout" svg:width="2.669cm" svg:height="4.409cm" svg:x="4.153cm" svg:y="18.61cm" svg:viewBox="0 0 2670 4410" draw:points="2670,0 0,551 0,4410">
          <text:p text:style-name="P3"/>
        </draw:polyline>
        <draw:g>
          <draw:frame draw:style-name="gr1" draw:text-style-name="P8" draw:layer="layout" svg:width="2.981cm" svg:height="0.848cm" svg:x="6.826cm" svg:y="18.44cm">
            <draw:text-box>
              <text:p text:style-name="P1"><text:span text:style-name="T1">preparing</text:span></text:p>
            </draw:text-box>
          </draw:frame>
          <draw:ellipse draw:style-name="gr2" draw:text-style-name="P2" draw:layer="layout" svg:width="2.983cm" svg:height="1.5cm" svg:x="6.824cm" svg:y="17.939cm">
            <text:p text:style-name="P3"/>
          </draw:ellipse>
        </draw:g>
        <draw:line draw:style-name="gr3" draw:text-style-name="P2" draw:layer="layout" svg:x1="8.201cm" svg:y1="19.464cm" svg:x2="8.199cm" svg:y2="20.966cm">
          <text:p text:style-name="P3"/>
        </draw:line>
        <draw:frame draw:style-name="gr5" draw:text-style-name="P9" draw:layer="layout" svg:width="2.548cm" svg:height="0.759cm" svg:x="7.129cm" svg:y="25.677cm">
          <draw:text-box>
            <text:p text:style-name="P3"><text:span text:style-name="T3">«history»</text:span></text:p>
          </draw:text-box>
        </draw:frame>
        <draw:frame draw:style-name="gr5" draw:text-style-name="P9" draw:layer="layout" svg:width="2.548cm" svg:height="0.759cm" svg:x="10.852cm" svg:y="23.056cm">
          <draw:text-box>
            <text:p text:style-name="P3"><text:span text:style-name="T3">«history»</text:span></text:p>
          </draw:text-box>
        </draw:frame>
        <draw:frame draw:style-name="gr5" draw:text-style-name="P9" draw:layer="layout" svg:width="2.548cm" svg:height="0.759cm" svg:x="7.228cm" svg:y="21.048cm">
          <draw:text-box>
            <text:p text:style-name="P3"><text:span text:style-name="T3">«history»</text:span></text:p>
          </draw:text-box>
        </draw:frame>
        <draw:rect draw:style-name="gr6" draw:text-style-name="P10" draw:layer="layout" svg:width="2.671cm" svg:height="1.103cm" svg:x="13.13cm" svg:y="15.213cm">
          <text:p text:style-name="P1"><text:span text:style-name="T4">rollback data</text:span></text:p>
        </draw:rect>
        <draw:rect draw:style-name="gr6" draw:text-style-name="P10" draw:layer="layout" svg:width="2.646cm" svg:height="1.103cm" svg:x="14.429cm" svg:y="20.776cm">
          <text:p text:style-name="P1"><text:span text:style-name="T4">rollforward data</text:span></text:p>
        </draw:rect>
        <draw:line draw:style-name="gr7" draw:text-style-name="P7" draw:layer="layout" svg:x1="9.652cm" svg:y1="15.703cm" svg:x2="12.91cm" svg:y2="15.703cm">
          <text:p text:style-name="P3"/>
        </draw:line>
        <draw:rect draw:style-name="gr6" draw:text-style-name="P10" draw:layer="layout" svg:width="2.671cm" svg:height="1.103cm" svg:x="13.352cm" svg:y="18.203cm">
          <text:p text:style-name="P1"><text:span text:style-name="T4">rollback data</text:span></text:p>
        </draw:rect>
        <draw:line draw:style-name="gr7" draw:text-style-name="P7" draw:layer="layout" svg:x1="9.874cm" svg:y1="18.693cm" svg:x2="13.132cm" svg:y2="18.693cm">
          <text:p text:style-name="P3"/>
        </draw:line>
        <draw:polyline draw:style-name="gr4" draw:text-style-name="P7" draw:layer="layout" svg:width="2.423cm" svg:height="7.079cm" svg:x="9.629cm" svg:y="15.826cm" svg:viewBox="0 0 2424 7080" draw:points="0,0 2424,885 2424,7080">
          <text:p text:style-name="P3"/>
        </draw:polyline>
        <draw:polyline draw:style-name="gr4" draw:text-style-name="P7" draw:layer="layout" svg:width="2.914cm" svg:height="7.324cm" svg:x="3.699cm" svg:y="15.851cm" svg:viewBox="0 0 2915 7325" draw:points="2915,0 0,915 0,7325">
          <text:p text:style-name="P3"/>
        </draw:polyline>
        <draw:line draw:style-name="gr7" draw:text-style-name="P7" draw:layer="layout" svg:x1="12.102cm" svg:y1="19.746cm" svg:x2="14.233cm" svg:y2="21.021cm">
          <text:p text:style-name="P3"/>
        </draw:line>
        <draw:line draw:style-name="gr7" draw:text-style-name="P7" draw:layer="layout" svg:x1="13.114cm" svg:y1="24.158cm" svg:x2="13.603cm" svg:y2="24.848cm">
          <text:p text:style-name="P3"/>
        </draw:line>
        <draw:circle draw:style-name="gr8" draw:text-style-name="P7" draw:layer="layout" svg:width="0.405cm" svg:height="0.406cm" svg:x="7.938cm" svg:y="12.681cm">
          <text:p text:style-name="P3"/>
        </draw:circle>
        <draw:line draw:style-name="gr9" draw:text-style-name="P7" draw:layer="layout" svg:x1="8.175cm" svg:y1="13.206cm" svg:x2="8.175cm" svg:y2="14.85cm">
          <text:p text:style-name="P3"/>
        </draw:line>
        <draw:rect draw:style-name="gr6" draw:text-style-name="P10" draw:layer="layout" svg:width="2.671cm" svg:height="1.103cm" svg:x="13.202cm" svg:y="13.403cm">
          <text:p text:style-name="P1"><text:span text:style-name="T4">assigned XID </text:span></text:p>
        </draw:rect>
        <draw:line draw:style-name="gr7" draw:text-style-name="P7" draw:layer="layout" svg:x1="8.247cm" svg:y1="13.992cm" svg:x2="13.053cm" svg:y2="13.987cm">
          <text:p text:style-name="P3"/>
        </draw:line>
        <draw:frame draw:style-name="gr1" draw:text-style-name="P11" draw:layer="layout" svg:width="2.498cm" svg:height="0.848cm" svg:x="9.208cm" svg:y="13.308cm">
          <draw:text-box>
            <text:p text:style-name="P5"><text:span text:style-name="T5">[ 2 PC ]</text:span></text:p>
          </draw:text-box>
        </draw:frame>
        <draw:rect draw:style-name="gr6" draw:text-style-name="P10" draw:layer="layout" svg:width="3.825cm" svg:height="1.103cm" svg:x="13.689cm" svg:y="24.431cm">
          <text:p text:style-name="P1"><text:span text:style-name="T4">rollforward status data</text:span></text:p>
        </draw:rect>
        <draw:line draw:style-name="gr7" draw:text-style-name="P7" draw:layer="layout" svg:x1="8.194cm" svg:y1="20.331cm" svg:x2="14.235cm" svg:y2="21.363cm">
          <text:p text:style-name="P3"/>
        </draw:line>
        <draw:frame draw:style-name="gr1" draw:text-style-name="P11" draw:layer="layout" svg:width="2.727cm" svg:height="0.848cm" svg:x="8.346cm" svg:y="16.759cm">
          <draw:text-box>
            <text:p text:style-name="P5"><text:span text:style-name="T5">[ 2 PC ]</text:span></text:p>
          </draw:text-box>
        </draw:frame>
      </draw:page>
      <draw:page draw:name="page3" draw:style-name="dp1" draw:master-page-name="Default">
        <office:forms form:automatic-focus="false" form:apply-design-mode="false"/>
        <draw:g>
          <draw:frame draw:style-name="gr1" draw:text-style-name="P2" draw:layer="layout" svg:width="2.981cm" svg:height="0.848cm" svg:x="2.181cm" svg:y="18.57cm">
            <draw:text-box>
              <text:p text:style-name="P1"><text:span text:style-name="T1">aborting</text:span></text:p>
            </draw:text-box>
          </draw:frame>
          <draw:ellipse draw:style-name="gr2" draw:text-style-name="P2" draw:layer="layout" svg:width="2.983cm" svg:height="1.5cm" svg:x="2.18cm" svg:y="18.069cm">
            <text:p text:style-name="P3"/>
          </draw:ellipse>
        </draw:g>
        <draw:g>
          <draw:frame draw:style-name="gr1" draw:text-style-name="P2" draw:layer="layout" svg:width="2.982cm" svg:height="0.848cm" svg:x="5.602cm" svg:y="15.424cm">
            <draw:text-box>
              <text:p text:style-name="P1"><text:span text:style-name="T1">executing</text:span></text:p>
            </draw:text-box>
          </draw:frame>
          <draw:ellipse draw:style-name="gr2" draw:text-style-name="P2" draw:layer="layout" svg:width="2.984cm" svg:height="1.5cm" svg:x="5.6cm" svg:y="14.923cm">
            <text:p text:style-name="P3"/>
          </draw:ellipse>
        </draw:g>
        <draw:g>
          <draw:frame draw:style-name="gr1" draw:text-style-name="P8" draw:layer="layout" svg:width="2.982cm" svg:height="0.848cm" svg:x="9.491cm" svg:y="18.541cm">
            <draw:text-box>
              <text:p text:style-name="P1"><text:span text:style-name="T1">committing</text:span></text:p>
            </draw:text-box>
          </draw:frame>
          <draw:ellipse draw:style-name="gr2" draw:text-style-name="P2" draw:layer="layout" svg:width="2.984cm" svg:height="1.5cm" svg:x="9.489cm" svg:y="18.04cm">
            <text:p text:style-name="P3"/>
          </draw:ellipse>
        </draw:g>
        <draw:g>
          <draw:frame draw:style-name="gr1" draw:text-style-name="P2" draw:layer="layout" svg:width="2.981cm" svg:height="0.848cm" svg:x="5.66cm" svg:y="21.191cm">
            <draw:text-box>
              <text:p text:style-name="P1"><text:span text:style-name="T1">done</text:span></text:p>
            </draw:text-box>
          </draw:frame>
          <draw:ellipse draw:style-name="gr2" draw:text-style-name="P2" draw:layer="layout" svg:width="2.983cm" svg:height="1.5cm" svg:x="5.659cm" svg:y="20.69cm">
            <text:p text:style-name="P3"/>
          </draw:ellipse>
        </draw:g>
        <draw:line draw:style-name="gr3" draw:text-style-name="P2" draw:layer="layout" svg:x1="6.121cm" svg:y1="16.346cm" svg:x2="4.168cm" svg:y2="18.069cm">
          <text:p text:style-name="P3"/>
        </draw:line>
        <draw:line draw:style-name="gr3" draw:text-style-name="P2" draw:layer="layout" svg:x1="8.453cm" svg:y1="16.076cm" svg:x2="10.428cm" svg:y2="18.024cm">
          <text:p text:style-name="P3"/>
        </draw:line>
        <draw:line draw:style-name="gr3" draw:text-style-name="P2" draw:layer="layout" svg:x1="10.98cm" svg:y1="19.539cm" svg:x2="8.517cm" svg:y2="21.086cm">
          <text:p text:style-name="P3"/>
        </draw:line>
        <draw:line draw:style-name="gr3" draw:text-style-name="P2" draw:layer="layout" svg:x1="3.67cm" svg:y1="19.568cm" svg:x2="5.92cm" svg:y2="20.988cm">
          <text:p text:style-name="P3"/>
        </draw:line>
        <draw:rect draw:style-name="gr2" draw:text-style-name="P2" draw:layer="layout" svg:width="14.949cm" svg:height="10.069cm" svg:x="1.643cm" svg:y="12.443cm">
          <text:p text:style-name="P3"/>
        </draw:rect>
        <draw:frame draw:style-name="gr5" draw:text-style-name="P9" draw:layer="layout" svg:width="2.548cm" svg:height="0.759cm" svg:x="6.165cm" svg:y="20.721cm">
          <draw:text-box>
            <text:p text:style-name="P3"><text:span text:style-name="T3">«history»</text:span></text:p>
          </draw:text-box>
        </draw:frame>
        <draw:frame draw:style-name="gr5" draw:text-style-name="P9" draw:layer="layout" svg:width="2.548cm" svg:height="0.759cm" svg:x="9.888cm" svg:y="18.1cm">
          <draw:text-box>
            <text:p text:style-name="P3"><text:span text:style-name="T3">«history»</text:span></text:p>
          </draw:text-box>
        </draw:frame>
        <draw:rect draw:style-name="gr6" draw:text-style-name="P10" draw:layer="layout" svg:width="2.671cm" svg:height="1.103cm" svg:x="12.3cm" svg:y="15.146cm">
          <text:p text:style-name="P1"><text:span text:style-name="T4">rollback data</text:span></text:p>
        </draw:rect>
        <draw:rect draw:style-name="gr6" draw:text-style-name="P10" draw:layer="layout" svg:width="2.646cm" svg:height="1.103cm" svg:x="13.443cm" svg:y="16.897cm">
          <text:p text:style-name="P1"><text:span text:style-name="T4">rollforward data</text:span></text:p>
        </draw:rect>
        <draw:line draw:style-name="gr7" draw:text-style-name="P7" draw:layer="layout" svg:x1="8.621cm" svg:y1="15.68cm" svg:x2="11.879cm" svg:y2="15.68cm">
          <text:p text:style-name="P3"/>
        </draw:line>
        <draw:line draw:style-name="gr7" draw:text-style-name="P7" draw:layer="layout" svg:x1="9.942cm" svg:y1="17.436cm" svg:x2="13.2cm" svg:y2="17.436cm">
          <text:p text:style-name="P3"/>
        </draw:line>
        <draw:circle draw:style-name="gr8" draw:text-style-name="P7" draw:layer="layout" svg:width="0.405cm" svg:height="0.406cm" svg:x="6.907cm" svg:y="12.658cm">
          <text:p text:style-name="P3"/>
        </draw:circle>
        <draw:line draw:style-name="gr9" draw:text-style-name="P7" draw:layer="layout" svg:x1="7.144cm" svg:y1="13.183cm" svg:x2="7.144cm" svg:y2="14.827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Christoph Schmidt-Casdorff</meta:initial-creator>
    <meta:creation-date>2008-01-04T13:53:56</meta:creation-date>
    <dc:creator>Christoph Schmdit-Casdorff</dc:creator>
    <dc:date>2008-06-08T12:31:37</dc:date>
    <meta:editing-cycles>18</meta:editing-cycles>
    <meta:editing-duration>PT3H37M8S</meta:editing-duration>
    <meta:user-defined meta:name="Info 1"/>
    <meta:user-defined meta:name="Info 2"/>
    <meta:user-defined meta:name="Info 3"/>
    <meta:user-defined meta:name="Info 4"/>
    <meta:document-statistic meta:object-count="124"/>
  </office:meta>
</office:document-meta>
</file>